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09a"/>
    </style:style>
    <style:style style:name="T1" style:family="text">
      <style:text-properties officeooo:rsid="0013e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distribution (`type_id` int,`type` varchar(41),`distribution`numeric(3, 1),`preclinical` int,`clinical` int);</text:p>
      <text:p text:style-name="Standard"/>
      <text:p text:style-name="Standard">insert into distribution values</text:p>
      <text:p text:style-name="Standard">(1001,'Protein based',35.9,68,24),</text:p>
      <text:p text:style-name="Standard">(1002,'Non replicating vector',13.3,22,12),</text:p>
      <text:p text:style-name="Standard">(1003,'Mrna',12.1,23,8),</text:p>
      <text:p text:style-name="Standard">(1004,'DNA',10.2,15,11),</text:p>
      <text:p text:style-name="Standard">(1005,'Replicating viral vector',9.8,19,6),</text:p>
      <text:p text:style-name="Standard">(1006,'Incactivated',8.2,11,10),</text:p>
      <text:p text:style-name="Standard">(1007,'VLP',7.8,18,2),</text:p>
      <text:p text:style-name="P1">(1008,'Line attenuated',2,4,2);</text:p>
      <text:p text:style-name="P1"/>
      <text:p text:style-name="P1">create table if not exists Advantages_disadvantages (`ExNo` int,`Type_ID` varchar(52),`Advantages` varchar(38),`Disadvantages` varchar(53),`Example` int);</text:p>
      <text:p text:style-name="P1"/>
      <text:p text:style-name="P1">insert into Advantages_disadvantages values</text:p>
      <text:p text:style-name="P1">(1,'1008','Strong and longlasting immune response','protential risk of disease',1),</text:p>
      <text:p text:style-name="P1">(2,'1008','Broad antigenic profile','Requirement for biosafety facilities',NULL),</text:p>
      <text:p text:style-name="P1">(3,'1006','Broad antigenic profile','Reduced immune response',2),</text:p>
      <text:p text:style-name="P1">(4,'1006','_','Requirement for biosafety facilities',NULL),(5,'1006','_','Lower purity',NULL),</text:p>
      <text:p text:style-name="P1">(6,'1001','Noninfectious','Limited capability in inducing cell mediated-immunity',3),</text:p>
      <text:p text:style-name="P1">(7,'1001','Targeting key antigens','Adjuvent often needed',NULL),</text:p>
      <text:p text:style-name="P1"/>
      <text:p text:style-name="P1">create table Examples (`Ex_No` int,`Type_ID` varchar(46),`Example_1` varchar(11),`Example_2` varchar(7),`Example_3` varchar(12),`Example_4` varchar(9));</text:p>
      <text:p text:style-name="P1"/>
      <text:p text:style-name="P1">insert into Examples values</text:p>
      <text:p text:style-name="P1">(1,'1001','Smallpox','Measels','Tuberculosis','Polio'),</text:p>
      <text:p text:style-name="P1">(2,'_','Hepatitis A','Polio','Rabies','Influenza'),</text:p>
      <text:p text:style-name="P1">(3,'_','Hepatitis B','DTP','_','_');</text:p>
      <text:p text:style-name="P1"/>
      <text:p text:style-name="P1">create table Types_names (`Type_ID` int,`Type` varchar(15) ,`Vaccine_name` varchar(11) ,`CASRN` varchar(12) );</text:p>
      <text:p text:style-name="P1"/>
      <text:p text:style-name="P1">insert into Types_names values(1001,'Live-attenuated','COVI-VAC','_'),</text:p>
      <text:p text:style-name="P1">(1006,'Inactivated','CoronaVac','2480309-93-9'),</text:p>
      <text:p text:style-name="P1">(1006,'Inactivated','BBIBP-CorV','2503126-65-4'),</text:p>
      <text:p text:style-name="P1">(1006,'Inactivated','Covaxin','2501889-19-4'),</text:p>
      <text:p text:style-name="P1">(1006,'Inactivated','QazCovid-in','2541708-50-1'),</text:p>
      <text:p text:style-name="P1">(1006,'Inactivated','VLA2001','_'),</text:p>
      <text:p text:style-name="P1">(1006,'Inactivated','ERUCOV-VAC','_');</text:p>
      <text:p text:style-name="P1"/>
      <text:p text:style-name="P1">create table Developer (`Developer_ID` int,`Developer` varchar(49) ,`Country` varchar(6));</text:p>
      <text:p text:style-name="P1"/>
      <text:p text:style-name="P1">insert into Developer values</text:p>
      <text:p text:style-name="P1">(1,'Johnson and Johnson','USA'),</text:p>
      <text:p text:style-name="P1">(2,'Codagenix/Serum institute ofIndia','INDIA'),</text:p>
      <text:p text:style-name="P1">(3,'Sinovac','CHINA'),</text:p>
      <text:p text:style-name="P1">(4,'Wuhan institute of Biologicl Products/Sinopharm','CHINA'),</text:p>
      <text:p text:style-name="P1">(5,'Beijing Institute ofBiological Products/Sinopharm','CHINA'),</text:p>
      <text:p text:style-name="P1">(6,'Bharath Biotech','INDIA'),</text:p>
      <text:p text:style-name="P1"><text:soft-page-break/>(7,'Erciyes University','TURKEY');</text:p>
      <text:p text:style-name="P1"/>
      <text:p text:style-name="P1">create table Full_forms (</text:p>
      <text:p text:style-name="P1">`Abbreviations` varchar(2) ,</text:p>
      <text:p text:style-name="P1">`Full_form` varchar(32) </text:p>
      <text:p text:style-name="P1">);</text:p>
      <text:p text:style-name="P1">insert into Full_forms values('IM','intramuscular'),</text:p>
      <text:p text:style-name="P1">('IN','intranasal'),</text:p>
      <text:p text:style-name="P1">('SC','subcutaneous');</text:p>
      <text:p text:style-name="P1"/>
      <text:p text:style-name="P1"/>
      <text:p text:style-name="P1">create table <text:s/>Candidates_in_clinical_trial (</text:p>
      <text:p text:style-name="P1">`vaccine_name` varchar(11) ,</text:p>
      <text:p text:style-name="P1">`Developer_ID` varchar(77) ,</text:p>
      <text:p text:style-name="P1">`Clinical_stage` varchar(7) ,</text:p>
      <text:p text:style-name="P1">`Root_of_Administation` varchar(2) </text:p>
      <text:p text:style-name="P1">);</text:p>
      <text:p text:style-name="P1">insert into Candidates_in_clinical_trial values</text:p>
      <text:p text:style-name="P1">('Astrazeneca','1','phase 4','IM'),</text:p>
      <text:p text:style-name="P1">('COVI-VAC','2','phase 1','IN'),</text:p>
      <text:p text:style-name="P1">('CoronaVac','3','phase 4','IM'),</text:p>
      <text:p text:style-name="P1">('BBIBP-CorV','5','phase 3','IM'),</text:p>
      <text:p text:style-name="P1">('Covaxin','6','phase 3','IM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23:45.837348543</meta:creation-date>
    <dc:date>2021-10-30T15:06:05.871062614</dc:date>
    <meta:editing-duration>PT21M39S</meta:editing-duration>
    <meta:editing-cycles>1</meta:editing-cycles>
    <meta:document-statistic meta:table-count="0" meta:image-count="0" meta:object-count="0" meta:page-count="2" meta:paragraph-count="59" meta:word-count="196" meta:character-count="2804" meta:non-whitespace-character-count="2664"/>
    <meta:generator>LibreOffice/6.4.7.2$Linux_X86_64 LibreOffice_project/40$Build-2</meta:generator>
  </office:meta>
</office:document-meta>
</file>